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ju que lio</text:p>
      <text:p text:style-name="Standard">Esto es la linea 2 o la linea 1?</text:p>
      <text:p text:style-name="Standard"/>
      <text:p text:style-name="Standard">Saltito de linea amigo</text:p>
      <text:p text:style-name="Standard">Cosas veredes Sancho</text:p>
      <text:p text:style-name="Standard">Borges</text:p>
      <text:p text:style-name="Standard">Cortazar</text:p>
      <text:p text:style-name="Standard">Dumas</text:p>
      <text:p text:style-name="Standard"/>
      <text:p text:style-name="Standard">Y se acab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3-05-08T09:35:30.10</dc:date>
    <meta:document-statistic meta:table-count="0" meta:image-count="0" meta:object-count="0" meta:page-count="1" meta:paragraph-count="8" meta:word-count="25" meta:character-count="115"/>
    <dc:creator>h </dc:creator>
    <meta:user-defined meta:name="Info 1"/>
    <meta:user-defined meta:name="Info 2"/>
    <meta:user-defined meta:name="Info 3"/>
    <meta:user-defined meta:name="Info 4"/>
  </office:meta>
</office:document-meta>
</file>